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rebuchet MS" svg:font-family="'Trebuchet MS'" style:font-family-generic="swiss"/>
    <style:font-face style:name="inherit" svg:font-family="inherit" style:font-family-generic="swiss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4pt" style:font-size-asian="14pt"/>
    </style:style>
    <style:style style:name="P3" style:family="paragraph" style:parent-style-name="Standard" style:master-page-name="Standard">
      <style:paragraph-properties fo:margin-left="0cm" fo:margin-right="0cm" fo:margin-top="0cm" fo:margin-bottom="0cm" fo:text-align="start" style:justify-single-word="false" fo:text-indent="1.27cm" style:auto-text-indent="false" style:page-number="auto"/>
    </style:style>
    <style:style style:name="P4" style:family="paragraph" style:parent-style-name="Standard">
      <style:paragraph-properties fo:margin-left="0cm" fo:margin-right="0cm" fo:margin-top="0cm" fo:margin-bottom="0cm" fo:text-align="start" style:justify-single-word="false" fo:text-indent="1.27cm" style:auto-text-indent="false"/>
    </style:style>
    <style:style style:name="P5" style:family="paragraph" style:parent-style-name="Standard">
      <style:paragraph-properties fo:margin-left="0cm" fo:margin-right="0cm" fo:margin-top="0cm" fo:margin-bottom="0cm" fo:text-align="justify" style:justify-single-word="false" fo:text-indent="1.27cm" style:auto-text-indent="false"/>
      <style:text-properties fo:font-size="14pt" style:font-size-asian="14pt"/>
    </style:style>
    <style:style style:name="P6" style:family="paragraph" style:parent-style-name="Standard">
      <style:paragraph-properties fo:margin-left="0cm" fo:margin-right="0cm" fo:margin-top="0cm" fo:margin-bottom="0cm" fo:text-align="justify" style:justify-single-word="false" fo:text-indent="1.27cm" style:auto-text-indent="false"/>
    </style:style>
    <style:style style:name="P7" style:family="paragraph" style:parent-style-name="Standard">
      <style:paragraph-properties fo:margin-top="0cm" fo:margin-bottom="0cm" fo:line-height="100%" fo:text-align="justify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font-size="14pt" style:font-size-asian="14pt"/>
    </style:style>
    <style:style style:name="P8" style:family="paragraph" style:parent-style-name="Standard">
      <style:paragraph-properties fo:margin-top="0cm" fo:margin-bottom="0cm" fo:line-height="100%" fo:text-align="justify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9" style:family="paragraph" style:parent-style-name="Standard">
      <style:paragraph-properties fo:margin-top="0cm" fo:margin-bottom="0cm" fo:line-height="100%" fo:text-align="justify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212121" style:font-name="inherit" fo:font-size="14pt" style:font-name-asian="Times New Roman" style:font-size-asian="14pt" style:font-name-complex="Angsana New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 style:font-weight-complex="bold"/>
    </style:style>
    <style:style style:name="T3" style:family="text">
      <style:text-properties fo:color="#212121" style:font-name="inherit" fo:font-size="14pt" style:font-name-asian="Times New Roman" style:font-size-asian="14pt" style:font-name-complex="Angsana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เป้าหมายของฉันคือการทำ app ขึ้นมาเพื่อช่วยให้คนไทยได้เรียนภาษาจากเจ้าของภาษาได้ทุกที่ทุกเวลา</text:span></text:p>
      <text:p text:style-name="P4"><text:span text:style-name="T1">ผมทำงานเป็นอาสาสมัครครูสอนภาษาอังกฤษในจังหวัดเชียงใหม่ นอกจากนั้นผมยังเป็นนักพัฒนาซอฟแวร์ ผมได้พบคนไทยหลายคนที่ต้องการจะเรียนภาษาอังกฤษ แต่พวกเขาไม่ค่อยมีเวลาที่จะไปเรียนภาษาอังกฤษในห้องเรียน <text:s/>อีกอย่างอาจมีราคาแพงในการที่จะเรียนกับเจ้าของภาษาและมีความก้าวหน้าช้า</text:span></text:p>
      <text:p text:style-name="P4"><text:span text:style-name="T1">ในประเทศยุโรปผู้คนจำนวนมากกำลังใช้ app สื่อสาระหว่างกันเพื่อเรียนรู้ภาษา คุณจะได้ฟังเสียงการออกเสียงคำศัพท์หรือวลีจากเจ้าของภาษา การเขียน และมีแบบฝึกหัดในการฝึกการใช้คำศัพท์ <text:s text:c="2"/>ในหนึ่งจะมี app จะมีคอร์สภาษาตั้งแต่เริ่มต้นไปจนถึงขั้นสูง <text:s text:c="2"/>คุณสามารถเรียนได้ตลอดเวลา <text:s/>ราคาถูกและมีการใช้งานง่าย <text:s text:c="3"/>มีการวิจัยไว้ว่า 34 ชั่วโมงของการเรียนผ่าน app ในการสื่อสารระหว่างกัน <text:s text:c="2"/>เท่ากับการเรียนในภาคเรียนระดับมหาวิทยาลัย</text:span></text:p>
      <text:p text:style-name="P4"><text:span text:style-name="T1">ถ้าพวกเราเรียนรู้ภาษาอังกฤษ2000คำศัพท์ <text:s/>แล้วพวกเราจะเข้าใจการพูดภาษาอังกฤษได้ 90% อย่างไรก็ตาม การเรียนคำศัพท์ใหม่ไม่ได้เป็นเรื่องง่ายเลย <text:s/>พวกเราจึงจำเป็นต้องเห็นหรือได้ฟังเสียงคำศัพท์ใหม่15-20 ครั้ง ก่อนที่พวกเราจะจำได้ <text:s/>แต่จำไว้ว่าคำศัพท์บางคำไม่ได้มีความหมายตามที่เราใช้ <text:s/>ภาษาอังกฤษจำนวนมากที่ไม่สามารถแปลตามตรงตัวได้ พวกเราสามารถเรียนเกี่ยวกับการใช้คำศัพท์โดยเห็นจากวลีหรือประโยคตัวอย่าง</text:span></text:p>
      <text:p text:style-name="P5"/>
      <text:p text:style-name="P6"><text:span text:style-name="T2">สิ่งที่จะนำเงินไปใช้</text:span></text:p>
      <text:p text:style-name="P6"><text:span text:style-name="T1">20 000 การแปล</text:span></text:p>
      <text:p text:style-name="P6"><text:span text:style-name="T1">20 000 พัฒนาซอฟแวร์</text:span></text:p>
      <text:p text:style-name="P6"><text:span text:style-name="T1">20 000 การอัดเสียงและการสร้างเนื้อหา</text:span></text:p>
      <text:p text:style-name="P6"><text:span text:style-name="T1">10 000 ค่าภาษีและค่าธรรมเนียม</text:span></text:p>
      <text:p text:style-name="P6"><text:span text:style-name="T1">app นี้ราคาเพียง 100 บาท ซึ่งจะรวมถึงค่าใช้จ่ายในเซิร์ฟเวอร์และการพัฒนาอย่างต่อเนื่อง</text:span></text:p>
      <text:p text:style-name="P7"/>
      <text:p text:style-name="P8"><text:span text:style-name="T2">รางวัล</text:span></text:p>
      <text:p text:style-name="P8"><text:span text:style-name="T3"><text:tab/>ก่อนการซื้อ จะมี 2 บัญชีที่มีการเข้าถึงเนื้อหาทั้งหมด สามารถนำมาใช้บน</text:span><text:bookmark text:name="_GoBack"/><text:span text:style-name="T3">อุปกรณ์ Android ทุกชนิด</text:span></text:p>
      <text:p text:style-name="P9"/>
      <text:p text:style-name="P8"><text:span text:style-name="T3"><text:tab/>ก่อนการซื้อ ไม่ จำกัดจำนวนบัญชีที่มีการเข้าถึงเนื้อหาทั้งหมด สามารถนำมาใช้บนอุปกรณ์ Android ทุกชนิด ไม่มีบัญชีใหม่หลังจากหนึ่งปี</text:span></text:p>
      <text:p text:style-name="P5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rebuchet MS" svg:font-family="'Trebuchet MS'" style:font-family-generic="swiss"/>
    <style:font-face style:name="inherit" svg:font-family="inherit" style:font-family-generic="swiss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rebuchet MS" fo:font-size="12pt" fo:language="en" fo:country="NZ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rebuchet MS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rebuchet MS"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"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 Cranfield</meta:initial-creator>
    <meta:creation-date>2017-02-22T17:25:40.72</meta:creation-date>
    <meta:document-statistic meta:table-count="0" meta:image-count="0" meta:object-count="0" meta:page-count="1" meta:paragraph-count="13" meta:word-count="1173" meta:character-count="1581"/>
    <dc:date>2017-02-22T17:26:01</dc:date>
    <dc:creator>Tim Cranfield</dc:creator>
    <meta:editing-duration>PT20S</meta:editing-duration>
    <meta:editing-cycles>1</meta:editing-cycles>
    <meta:generator>OpenOffice/4.1.2$Win32 OpenOffice.org_project/412m3$Build-9782</meta:generator>
  </office:meta>
</office:document-meta>
</file>